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2.7cm">
          <text:p text:style-name="P3"/>
        </draw:line>
        <draw:frame draw:style-name="gr3" draw:text-style-name="P4" draw:layer="layout" svg:width="6.35cm" svg:height="9.525cm" svg:x="0.635cm" svg:y="3.175cm">
          <draw:text-box>
            <text:p text:style-name="P3"><text:span text:style-name="T1">= \= == \== &lt;&gt; &gt;&lt;</text:span></text:p>
            <text:p text:style-name="P3"><text:span text:style-name="T1">baseClass</text:span></text:p>
            <text:p text:style-name="P3"><text:span text:style-name="T1">defaultName</text:span></text:p>
            <text:p text:style-name="P3"><text:span text:style-name="T1">define</text:span></text:p>
            <text:p text:style-name="P3"><text:span text:style-name="T1">delete</text:span></text:p>
            <text:p text:style-name="P3"><text:span text:style-name="T1">enhanced</text:span></text:p>
            <text:p text:style-name="P3"><text:span text:style-name="T1">id</text:span></text:p>
            <text:p text:style-name="P3"><text:span text:style-name="T1">inherit</text:span></text:p>
            <text:p text:style-name="P3"><text:span text:style-name="T1">isSubclassOf</text:span></text:p>
            <text:p text:style-name="P3"><text:span text:style-name="T1">metaClass</text:span></text:p>
            <text:p text:style-name="P3"><text:span text:style-name="T1">method</text:span></text:p>
            <text:p text:style-name="P3"><text:span text:style-name="T1">methods</text:span></text:p>
            <text:p text:style-name="P3"><text:span text:style-name="T1">mixinClass</text:span></text:p>
            <text:p text:style-name="P3"><text:span text:style-name="T1">new</text:span></text:p>
            <text:p text:style-name="P3"><text:span text:style-name="T1">queryMixinClass</text:span></text:p>
            <text:p text:style-name="P3"><text:span text:style-name="T1">subClass</text:span></text:p>
            <text:p text:style-name="P3"><text:span text:style-name="T1">subClasses</text:span></text:p>
            <text:p text:style-name="P3"><text:span text:style-name="T1">superClasses</text:span></text:p>
            <text:p text:style-name="P3"><text:span text:style-name="T1">unInherit</text:span></text:p>
          </draw:text-box>
        </draw:frame>
        <draw:line draw:style-name="gr2" draw:text-style-name="P2" draw:layer="layout" svg:x1="7.62cm" svg:y1="12.7cm" svg:x2="0.635cm" svg:y2="12.7cm">
          <text:p text:style-name="P3"/>
        </draw:line>
        <draw:custom-shape draw:style-name="gr1" draw:text-style-name="P1" draw:layer="layout" svg:width="6.35cm" svg:height="0.635cm" svg:x="0.635cm" svg:y="1.905cm">
          <text:p text:style-name="P1">Clas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08:14:58</dc:date>
    <dc:language>en-US</dc:language>
    <meta:editing-cycles>5</meta:editing-cycles>
    <meta:editing-duration>PT18M20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